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5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108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udio2.wav</text:p>
          </table:table-cell>
          <table:table-cell office:value-type="float" office:value="316002" calcext:value-type="float">
            <text:p>316002</text:p>
          </table:table-cell>
          <table:table-cell/>
          <table:table-cell office:value-type="string" calcext:value-type="string">
            <text:p>audio2.wav.rlemapa</text:p>
          </table:table-cell>
          <table:table-cell office:value-type="float" office:value="315928" calcext:value-type="float">
            <text:p>315928</text:p>
          </table:table-cell>
          <table:table-cell/>
          <table:table-cell office:value-type="string" calcext:value-type="string">
            <text:p>audio2_2.wav</text:p>
          </table:table-cell>
          <table:table-cell office:value-type="float" office:value="316001" calcext:value-type="float">
            <text:p>316001</text:p>
          </table:table-cell>
          <table:table-cell table:formula="of:=IF([.B1]=[.H1];&quot;SI&quot;;&quot;NO&quot;)" office:value-type="string" office:string-value="NO" calcext:value-type="string">
            <text:p>NO</text:p>
          </table:table-cell>
          <table:table-cell table:formula="of:=IF([.B1]=[.H1];&quot;SI&quot;;[.B1]-[.H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3.wav</text:p>
          </table:table-cell>
          <table:table-cell office:value-type="float" office:value="869028" calcext:value-type="float">
            <text:p>869028</text:p>
          </table:table-cell>
          <table:table-cell/>
          <table:table-cell office:value-type="string" calcext:value-type="string">
            <text:p>audio3.wav.rlemapa</text:p>
          </table:table-cell>
          <table:table-cell office:value-type="float" office:value="856106" calcext:value-type="float">
            <text:p>856106</text:p>
          </table:table-cell>
          <table:table-cell/>
          <table:table-cell office:value-type="string" calcext:value-type="string">
            <text:p>audio3_2.wav</text:p>
          </table:table-cell>
          <table:table-cell office:value-type="float" office:value="869034" calcext:value-type="float">
            <text:p>869034</text:p>
          </table:table-cell>
          <table:table-cell table:formula="of:=IF([.B3]=[.H2];&quot;SI&quot;;&quot;NO&quot;)" office:value-type="string" office:string-value="NO" calcext:value-type="string">
            <text:p>NO</text:p>
          </table:table-cell>
          <table:table-cell table:formula="of:=IF([.B2]=[.H2];&quot;SI&quot;;[.B2]-[.H2]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audio4.wav</text:p>
          </table:table-cell>
          <table:table-cell office:value-type="float" office:value="261262" calcext:value-type="float">
            <text:p>261262</text:p>
          </table:table-cell>
          <table:table-cell/>
          <table:table-cell office:value-type="string" calcext:value-type="string">
            <text:p>audio4.wav.rlemapa</text:p>
          </table:table-cell>
          <table:table-cell office:value-type="float" office:value="261239" calcext:value-type="float">
            <text:p>261239</text:p>
          </table:table-cell>
          <table:table-cell/>
          <table:table-cell office:value-type="string" calcext:value-type="string">
            <text:p>audio4_2.wav</text:p>
          </table:table-cell>
          <table:table-cell office:value-type="float" office:value="261262" calcext:value-type="float">
            <text:p>261262</text:p>
          </table:table-cell>
          <table:table-cell table:formula="of:=IF([.B4]=[.H3];&quot;SI&quot;;&quot;NO&quot;)" office:value-type="string" office:string-value="NO" calcext:value-type="string">
            <text:p>NO</text:p>
          </table:table-cell>
          <table:table-cell table:formula="of:=IF([.B3]=[.H3];&quot;SI&quot;;[.B3]-[.H3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audio.wav</text:p>
          </table:table-cell>
          <table:table-cell office:value-type="float" office:value="3009870" calcext:value-type="float">
            <text:p>3009870</text:p>
          </table:table-cell>
          <table:table-cell/>
          <table:table-cell office:value-type="string" calcext:value-type="string">
            <text:p>audio.wav.rlemapa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udio_2.wav</text:p>
          </table:table-cell>
          <table:table-cell office:value-type="float" office:value="3009873" calcext:value-type="float">
            <text:p>3009873</text:p>
          </table:table-cell>
          <table:table-cell table:formula="of:=IF([.B2]=[.H4];&quot;SI&quot;;&quot;NO&quot;)" office:value-type="string" office:string-value="NO" calcext:value-type="string">
            <text:p>NO</text:p>
          </table:table-cell>
          <table:table-cell table:formula="of:=IF([.B4]=[.H4];&quot;SI&quot;;[.B4]-[.H4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ighway.wav</text:p>
          </table:table-cell>
          <table:table-cell office:value-type="float" office:value="8533723" calcext:value-type="float">
            <text:p>8533723</text:p>
          </table:table-cell>
          <table:table-cell/>
          <table:table-cell office:value-type="string" calcext:value-type="string">
            <text:p>highway.wav.rlemapa</text:p>
          </table:table-cell>
          <table:table-cell office:value-type="float" office:value="8447839" calcext:value-type="float">
            <text:p>8447839</text:p>
          </table:table-cell>
          <table:table-cell/>
          <table:table-cell office:value-type="string" calcext:value-type="string">
            <text:p>highway_2.wav</text:p>
          </table:table-cell>
          <table:table-cell office:value-type="float" office:value="8533722" calcext:value-type="float">
            <text:p>8533722</text:p>
          </table:table-cell>
          <table:table-cell table:formula="of:=IF([.B5]=[.H5];&quot;SI&quot;;&quot;NO&quot;)" office:value-type="string" office:string-value="NO" calcext:value-type="string">
            <text:p>NO</text:p>
          </table:table-cell>
          <table:table-cell table:formula="of:=IF([.B5]=[.H5];&quot;SI&quot;;[.B5]-[.H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10.bmp</text:p>
          </table:table-cell>
          <table:table-cell office:value-type="float" office:value="1163198" calcext:value-type="float">
            <text:p>1163198</text:p>
          </table:table-cell>
          <table:table-cell/>
          <table:table-cell office:value-type="string" calcext:value-type="string">
            <text:p>test10.bmp.rlemapa</text:p>
          </table:table-cell>
          <table:table-cell office:value-type="float" office:value="1163182" calcext:value-type="float">
            <text:p>1163182</text:p>
          </table:table-cell>
          <table:table-cell/>
          <table:table-cell office:value-type="string" calcext:value-type="string">
            <text:p>test10_2.bmp</text:p>
          </table:table-cell>
          <table:table-cell office:value-type="float" office:value="1163198" calcext:value-type="float">
            <text:p>1163198</text:p>
          </table:table-cell>
          <table:table-cell table:formula="of:=IF([.B6]=[.H6];&quot;SI&quot;;&quot;NO&quot;)" office:value-type="string" office:string-value="SI" calcext:value-type="string">
            <text:p>SI</text:p>
          </table:table-cell>
          <table:table-cell table:formula="of:=IF([.B6]=[.H6];&quot;SI&quot;;[.B6]-[.H6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11.bmp</text:p>
          </table:table-cell>
          <table:table-cell office:value-type="float" office:value="44264" calcext:value-type="float">
            <text:p>44264</text:p>
          </table:table-cell>
          <table:table-cell/>
          <table:table-cell office:value-type="string" calcext:value-type="string">
            <text:p>test11.bmp.rlemapa</text:p>
          </table:table-cell>
          <table:table-cell office:value-type="float" office:value="5689" calcext:value-type="float">
            <text:p>5689</text:p>
          </table:table-cell>
          <table:table-cell/>
          <table:table-cell office:value-type="string" calcext:value-type="string">
            <text:p>test11_2.bmp</text:p>
          </table:table-cell>
          <table:table-cell office:value-type="float" office:value="44270" calcext:value-type="float">
            <text:p>44270</text:p>
          </table:table-cell>
          <table:table-cell table:formula="of:=IF([.B7]=[.H7];&quot;SI&quot;;&quot;NO&quot;)" office:value-type="string" office:string-value="NO" calcext:value-type="string">
            <text:p>NO</text:p>
          </table:table-cell>
          <table:table-cell table:formula="of:=IF([.B7]=[.H7];&quot;SI&quot;;[.B7]-[.H7]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test12.bmp</text:p>
          </table:table-cell>
          <table:table-cell office:value-type="float" office:value="309464" calcext:value-type="float">
            <text:p>309464</text:p>
          </table:table-cell>
          <table:table-cell/>
          <table:table-cell office:value-type="string" calcext:value-type="string">
            <text:p>test12.bmp.rlemapa</text:p>
          </table:table-cell>
          <table:table-cell office:value-type="float" office:value="85103" calcext:value-type="float">
            <text:p>85103</text:p>
          </table:table-cell>
          <table:table-cell/>
          <table:table-cell office:value-type="string" calcext:value-type="string">
            <text:p>test12_2.bmp</text:p>
          </table:table-cell>
          <table:table-cell office:value-type="float" office:value="309464" calcext:value-type="float">
            <text:p>309464</text:p>
          </table:table-cell>
          <table:table-cell table:formula="of:=IF([.B8]=[.H8];&quot;SI&quot;;&quot;NO&quot;)" office:value-type="string" office:string-value="SI" calcext:value-type="string">
            <text:p>SI</text:p>
          </table:table-cell>
          <table:table-cell table:formula="of:=IF([.B8]=[.H8];&quot;SI&quot;;[.B8]-[.H8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13.bmp</text:p>
          </table:table-cell>
          <table:table-cell office:value-type="float" office:value="16000138" calcext:value-type="float">
            <text:p>16000138</text:p>
          </table:table-cell>
          <table:table-cell/>
          <table:table-cell office:value-type="string" calcext:value-type="string">
            <text:p>test13.bmp.rlemapa</text:p>
          </table:table-cell>
          <table:table-cell office:value-type="float" office:value="8440758" calcext:value-type="float">
            <text:p>8440758</text:p>
          </table:table-cell>
          <table:table-cell/>
          <table:table-cell office:value-type="string" calcext:value-type="string">
            <text:p>test13_2.bmp</text:p>
          </table:table-cell>
          <table:table-cell office:value-type="float" office:value="16000138" calcext:value-type="float">
            <text:p>16000138</text:p>
          </table:table-cell>
          <table:table-cell table:formula="of:=IF([.B9]=[.H9];&quot;SI&quot;;&quot;NO&quot;)" office:value-type="string" office:string-value="SI" calcext:value-type="string">
            <text:p>SI</text:p>
          </table:table-cell>
          <table:table-cell table:formula="of:=IF([.B9]=[.H9];&quot;SI&quot;;[.B9]-[.H9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14.bmp</text:p>
          </table:table-cell>
          <table:table-cell office:value-type="float" office:value="131554" calcext:value-type="float">
            <text:p>131554</text:p>
          </table:table-cell>
          <table:table-cell/>
          <table:table-cell office:value-type="string" calcext:value-type="string">
            <text:p>test14.bmp.rlemapa</text:p>
          </table:table-cell>
          <table:table-cell office:value-type="float" office:value="76746" calcext:value-type="float">
            <text:p>76746</text:p>
          </table:table-cell>
          <table:table-cell/>
          <table:table-cell office:value-type="string" calcext:value-type="string">
            <text:p>test14_2.bmp</text:p>
          </table:table-cell>
          <table:table-cell office:value-type="float" office:value="131599" calcext:value-type="float">
            <text:p>131599</text:p>
          </table:table-cell>
          <table:table-cell table:formula="of:=IF([.B10]=[.H10];&quot;SI&quot;;&quot;NO&quot;)" office:value-type="string" office:string-value="NO" calcext:value-type="string">
            <text:p>NO</text:p>
          </table:table-cell>
          <table:table-cell table:formula="of:=IF([.B10]=[.H10];&quot;SI&quot;;[.B10]-[.H10])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test15.bmp</text:p>
          </table:table-cell>
          <table:table-cell office:value-type="float" office:value="693122" calcext:value-type="float">
            <text:p>693122</text:p>
          </table:table-cell>
          <table:table-cell/>
          <table:table-cell office:value-type="string" calcext:value-type="string">
            <text:p>test15.bmp.rlemapa</text:p>
          </table:table-cell>
          <table:table-cell office:value-type="float" office:value="345212" calcext:value-type="float">
            <text:p>345212</text:p>
          </table:table-cell>
          <table:table-cell/>
          <table:table-cell office:value-type="string" calcext:value-type="string">
            <text:p>test15_2.bmp</text:p>
          </table:table-cell>
          <table:table-cell office:value-type="float" office:value="693121" calcext:value-type="float">
            <text:p>693121</text:p>
          </table:table-cell>
          <table:table-cell table:formula="of:=IF([.B11]=[.H11];&quot;SI&quot;;&quot;NO&quot;)" office:value-type="string" office:string-value="NO" calcext:value-type="string">
            <text:p>NO</text:p>
          </table:table-cell>
          <table:table-cell table:formula="of:=IF([.B11]=[.H11];&quot;SI&quot;;[.B11]-[.H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1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1.bmp.rlemapa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est1_2.bmp</text:p>
          </table:table-cell>
          <table:table-cell office:value-type="float" office:value="445" calcext:value-type="float">
            <text:p>445</text:p>
          </table:table-cell>
          <table:table-cell table:formula="of:=IF([.B12]=[.H12];&quot;SI&quot;;&quot;NO&quot;)" office:value-type="string" office:string-value="NO" calcext:value-type="string">
            <text:p>NO</text:p>
          </table:table-cell>
          <table:table-cell table:formula="of:=IF([.B12]=[.H12];&quot;SI&quot;;[.B12]-[.H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est2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2.bmp.rlemapa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est2_2.bmp</text:p>
          </table:table-cell>
          <table:table-cell office:value-type="float" office:value="442" calcext:value-type="float">
            <text:p>442</text:p>
          </table:table-cell>
          <table:table-cell table:formula="of:=IF([.B13]=[.H13];&quot;SI&quot;;&quot;NO&quot;)" office:value-type="string" office:string-value="SI" calcext:value-type="string">
            <text:p>SI</text:p>
          </table:table-cell>
          <table:table-cell table:formula="of:=IF([.B13]=[.H13];&quot;SI&quot;;[.B13]-[.H13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3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3.bmp.rlemapa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test3_2.bmp</text:p>
          </table:table-cell>
          <table:table-cell office:value-type="float" office:value="442" calcext:value-type="float">
            <text:p>442</text:p>
          </table:table-cell>
          <table:table-cell table:formula="of:=IF([.B14]=[.H14];&quot;SI&quot;;&quot;NO&quot;)" office:value-type="string" office:string-value="SI" calcext:value-type="string">
            <text:p>SI</text:p>
          </table:table-cell>
          <table:table-cell table:formula="of:=IF([.B14]=[.H14];&quot;SI&quot;;[.B14]-[.H14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4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4.bmp.rlemapa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test4_2.bmp</text:p>
          </table:table-cell>
          <table:table-cell office:value-type="float" office:value="442" calcext:value-type="float">
            <text:p>442</text:p>
          </table:table-cell>
          <table:table-cell table:formula="of:=IF([.B15]=[.H15];&quot;SI&quot;;&quot;NO&quot;)" office:value-type="string" office:string-value="SI" calcext:value-type="string">
            <text:p>SI</text:p>
          </table:table-cell>
          <table:table-cell table:formula="of:=IF([.B15]=[.H15];&quot;SI&quot;;[.B15]-[.H15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5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5.bmp.rlemapa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test5_2.bmp</text:p>
          </table:table-cell>
          <table:table-cell office:value-type="float" office:value="442" calcext:value-type="float">
            <text:p>442</text:p>
          </table:table-cell>
          <table:table-cell table:formula="of:=IF([.B16]=[.H16];&quot;SI&quot;;&quot;NO&quot;)" office:value-type="string" office:string-value="SI" calcext:value-type="string">
            <text:p>SI</text:p>
          </table:table-cell>
          <table:table-cell table:formula="of:=IF([.B16]=[.H16];&quot;SI&quot;;[.B16]-[.H16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6.bmp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test6.bmp.rlemapa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test6_2.bmp</text:p>
          </table:table-cell>
          <table:table-cell office:value-type="float" office:value="170" calcext:value-type="float">
            <text:p>170</text:p>
          </table:table-cell>
          <table:table-cell table:formula="of:=IF([.B17]=[.H17];&quot;SI&quot;;&quot;NO&quot;)" office:value-type="string" office:string-value="SI" calcext:value-type="string">
            <text:p>SI</text:p>
          </table:table-cell>
          <table:table-cell table:formula="of:=IF([.B17]=[.H17];&quot;SI&quot;;[.B17]-[.H17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7.bmp</text:p>
          </table:table-cell>
          <table:table-cell office:value-type="float" office:value="10922" calcext:value-type="float">
            <text:p>10922</text:p>
          </table:table-cell>
          <table:table-cell/>
          <table:table-cell office:value-type="string" calcext:value-type="string">
            <text:p>test7.bmp.rlemapa</text:p>
          </table:table-cell>
          <table:table-cell office:value-type="float" office:value="8216" calcext:value-type="float">
            <text:p>8216</text:p>
          </table:table-cell>
          <table:table-cell/>
          <table:table-cell office:value-type="string" calcext:value-type="string">
            <text:p>test7_2.bmp</text:p>
          </table:table-cell>
          <table:table-cell office:value-type="float" office:value="10922" calcext:value-type="float">
            <text:p>10922</text:p>
          </table:table-cell>
          <table:table-cell table:formula="of:=IF([.B18]=[.H18];&quot;SI&quot;;&quot;NO&quot;)" office:value-type="string" office:string-value="SI" calcext:value-type="string">
            <text:p>SI</text:p>
          </table:table-cell>
          <table:table-cell table:formula="of:=IF([.B18]=[.H18];&quot;SI&quot;;[.B18]-[.H18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8.bmp</text:p>
          </table:table-cell>
          <table:table-cell office:value-type="float" office:value="20138" calcext:value-type="float">
            <text:p>20138</text:p>
          </table:table-cell>
          <table:table-cell/>
          <table:table-cell office:value-type="string" calcext:value-type="string">
            <text:p>test8.bmp.rlemapa</text:p>
          </table:table-cell>
          <table:table-cell office:value-type="float" office:value="15076" calcext:value-type="float">
            <text:p>15076</text:p>
          </table:table-cell>
          <table:table-cell/>
          <table:table-cell office:value-type="string" calcext:value-type="string">
            <text:p>test8_2.bmp</text:p>
          </table:table-cell>
          <table:table-cell office:value-type="float" office:value="20141" calcext:value-type="float">
            <text:p>20141</text:p>
          </table:table-cell>
          <table:table-cell table:formula="of:=IF([.B19]=[.H19];&quot;SI&quot;;&quot;NO&quot;)" office:value-type="string" office:string-value="NO" calcext:value-type="string">
            <text:p>NO</text:p>
          </table:table-cell>
          <table:table-cell table:formula="of:=IF([.B19]=[.H19];&quot;SI&quot;;[.B19]-[.H19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est9.bmp</text:p>
          </table:table-cell>
          <table:table-cell office:value-type="float" office:value="500138" calcext:value-type="float">
            <text:p>500138</text:p>
          </table:table-cell>
          <table:table-cell/>
          <table:table-cell office:value-type="string" calcext:value-type="string">
            <text:p>test9.bmp.rlemapa</text:p>
          </table:table-cell>
          <table:table-cell office:value-type="float" office:value="413885" calcext:value-type="float">
            <text:p>413885</text:p>
          </table:table-cell>
          <table:table-cell/>
          <table:table-cell office:value-type="string" calcext:value-type="string">
            <text:p>test9_2.bmp</text:p>
          </table:table-cell>
          <table:table-cell office:value-type="float" office:value="500303" calcext:value-type="float">
            <text:p>500303</text:p>
          </table:table-cell>
          <table:table-cell table:formula="of:=IF([.B20]=[.H20];&quot;SI&quot;;&quot;NO&quot;)" office:value-type="string" office:string-value="NO" calcext:value-type="string">
            <text:p>NO</text:p>
          </table:table-cell>
          <table:table-cell table:formula="of:=IF([.B20]=[.H20];&quot;SI&quot;;[.B20]-[.H20])" office:value-type="float" office:value="-165" calcext:value-type="float">
            <text:p>-165</text:p>
          </table:table-cell>
        </table:table-row>
        <table:table-row table:style-name="ro1">
          <table:table-cell office:value-type="string" calcext:value-type="string">
            <text:p>test.bm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test.bmp.rlemapa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test_2.bmp</text:p>
          </table:table-cell>
          <table:table-cell office:value-type="float" office:value="126" calcext:value-type="float">
            <text:p>126</text:p>
          </table:table-cell>
          <table:table-cell table:formula="of:=IF([.B21]=[.H21];&quot;SI&quot;;&quot;NO&quot;)" office:value-type="string" office:string-value="SI" calcext:value-type="string">
            <text:p>SI</text:p>
          </table:table-cell>
          <table:table-cell table:formula="of:=IF([.B21]=[.H21];&quot;SI&quot;;[.B21]-[.H21])" office:value-type="string" office:string-value="SI" calcext:value-type="string">
            <text:p>SI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udio2.wav</text:p>
          </table:table-cell>
          <table:table-cell office:value-type="float" office:value="316002" calcext:value-type="float">
            <text:p>316002</text:p>
          </table:table-cell>
          <table:table-cell office:value-type="string" calcext:value-type="string">
            <text:p>audio2.wav.rlemapa</text:p>
          </table:table-cell>
          <table:table-cell office:value-type="float" office:value="315928" calcext:value-type="float">
            <text:p>315928</text:p>
          </table:table-cell>
          <table:table-cell table:formula="of:=[.D1]/[.B1]" office:value-type="percentage" office:value="0.999765824266935" calcext:value-type="percentage">
            <text:p>99.98%</text:p>
          </table:table-cell>
          <table:table-cell office:value-type="string" calcext:value-type="string">
            <text:p>audio2_2.wav</text:p>
          </table:table-cell>
          <table:table-cell office:value-type="float" office:value="316001" calcext:value-type="float">
            <text:p>316001</text:p>
          </table:table-cell>
          <table:table-cell table:formula="of:=IF([.B1]=[.G1];&quot;SI&quot;;[.B1]-[.G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3.wav</text:p>
          </table:table-cell>
          <table:table-cell office:value-type="float" office:value="869028" calcext:value-type="float">
            <text:p>869028</text:p>
          </table:table-cell>
          <table:table-cell office:value-type="string" calcext:value-type="string">
            <text:p>audio3.wav.rlemapa</text:p>
          </table:table-cell>
          <table:table-cell office:value-type="float" office:value="856106" calcext:value-type="float">
            <text:p>856106</text:p>
          </table:table-cell>
          <table:table-cell table:formula="of:=[.D2]/[.B2]" office:value-type="percentage" office:value="0.985130513631321" calcext:value-type="percentage">
            <text:p>98.51%</text:p>
          </table:table-cell>
          <table:table-cell office:value-type="string" calcext:value-type="string">
            <text:p>audio3_2.wav</text:p>
          </table:table-cell>
          <table:table-cell office:value-type="float" office:value="869034" calcext:value-type="float">
            <text:p>869034</text:p>
          </table:table-cell>
          <table:table-cell table:formula="of:=IF([.B2]=[.G2];&quot;SI&quot;;[.B2]-[.G2]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audio4.wav</text:p>
          </table:table-cell>
          <table:table-cell office:value-type="float" office:value="261262" calcext:value-type="float">
            <text:p>261262</text:p>
          </table:table-cell>
          <table:table-cell office:value-type="string" calcext:value-type="string">
            <text:p>audio4.wav.rlemapa</text:p>
          </table:table-cell>
          <table:table-cell office:value-type="float" office:value="261239" calcext:value-type="float">
            <text:p>261239</text:p>
          </table:table-cell>
          <table:table-cell table:formula="of:=[.D3]/[.B3]" office:value-type="percentage" office:value="0.999911965766166" calcext:value-type="percentage">
            <text:p>99.99%</text:p>
          </table:table-cell>
          <table:table-cell office:value-type="string" calcext:value-type="string">
            <text:p>audio4_2.wav</text:p>
          </table:table-cell>
          <table:table-cell office:value-type="float" office:value="261262" calcext:value-type="float">
            <text:p>261262</text:p>
          </table:table-cell>
          <table:table-cell table:formula="of:=IF([.B3]=[.G3];&quot;SI&quot;;[.B3]-[.G3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audio.wav</text:p>
          </table:table-cell>
          <table:table-cell office:value-type="float" office:value="3009870" calcext:value-type="float">
            <text:p>3009870</text:p>
          </table:table-cell>
          <table:table-cell office:value-type="string" calcext:value-type="string">
            <text:p>audio.wav.rlemapa</text:p>
          </table:table-cell>
          <table:table-cell office:value-type="float" office:value="56" calcext:value-type="float">
            <text:p>56</text:p>
          </table:table-cell>
          <table:table-cell table:formula="of:=[.D4]/[.B4]" office:value-type="percentage" office:value="0.0000186054547206358" calcext:value-type="percentage">
            <text:p>0.00%</text:p>
          </table:table-cell>
          <table:table-cell office:value-type="string" calcext:value-type="string">
            <text:p>audio_2.wav</text:p>
          </table:table-cell>
          <table:table-cell office:value-type="float" office:value="3009873" calcext:value-type="float">
            <text:p>3009873</text:p>
          </table:table-cell>
          <table:table-cell table:formula="of:=IF([.B4]=[.G4];&quot;SI&quot;;[.B4]-[.G4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ighway.wav</text:p>
          </table:table-cell>
          <table:table-cell office:value-type="float" office:value="8533723" calcext:value-type="float">
            <text:p>8533723</text:p>
          </table:table-cell>
          <table:table-cell office:value-type="string" calcext:value-type="string">
            <text:p>highway.wav.rlemapa</text:p>
          </table:table-cell>
          <table:table-cell office:value-type="float" office:value="8447839" calcext:value-type="float">
            <text:p>8447839</text:p>
          </table:table-cell>
          <table:table-cell table:formula="of:=[.D5]/[.B5]" office:value-type="percentage" office:value="0.989935928316398" calcext:value-type="percentage">
            <text:p>98.99%</text:p>
          </table:table-cell>
          <table:table-cell office:value-type="string" calcext:value-type="string">
            <text:p>highway_2.wav</text:p>
          </table:table-cell>
          <table:table-cell office:value-type="float" office:value="8533722" calcext:value-type="float">
            <text:p>8533722</text:p>
          </table:table-cell>
          <table:table-cell table:formula="of:=IF([.B5]=[.G5];&quot;SI&quot;;[.B5]-[.G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10.bmp</text:p>
          </table:table-cell>
          <table:table-cell office:value-type="float" office:value="1163198" calcext:value-type="float">
            <text:p>1163198</text:p>
          </table:table-cell>
          <table:table-cell office:value-type="string" calcext:value-type="string">
            <text:p>test10.bmp.rlemapa</text:p>
          </table:table-cell>
          <table:table-cell office:value-type="float" office:value="1163182" calcext:value-type="float">
            <text:p>1163182</text:p>
          </table:table-cell>
          <table:table-cell table:formula="of:=[.D6]/[.B6]" office:value-type="percentage" office:value="0.999986244818165" calcext:value-type="percentage">
            <text:p>100.00%</text:p>
          </table:table-cell>
          <table:table-cell office:value-type="string" calcext:value-type="string">
            <text:p>test10_2.bmp</text:p>
          </table:table-cell>
          <table:table-cell office:value-type="float" office:value="1163198" calcext:value-type="float">
            <text:p>1163198</text:p>
          </table:table-cell>
          <table:table-cell table:formula="of:=IF([.B6]=[.G6];&quot;SI&quot;;[.B6]-[.G6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11.bmp</text:p>
          </table:table-cell>
          <table:table-cell office:value-type="float" office:value="44264" calcext:value-type="float">
            <text:p>44264</text:p>
          </table:table-cell>
          <table:table-cell office:value-type="string" calcext:value-type="string">
            <text:p>test11.bmp.rlemapa</text:p>
          </table:table-cell>
          <table:table-cell office:value-type="float" office:value="5689" calcext:value-type="float">
            <text:p>5689</text:p>
          </table:table-cell>
          <table:table-cell table:formula="of:=[.D7]/[.B7]" office:value-type="percentage" office:value="0.128524308693295" calcext:value-type="percentage">
            <text:p>12.85%</text:p>
          </table:table-cell>
          <table:table-cell office:value-type="string" calcext:value-type="string">
            <text:p>test11_2.bmp</text:p>
          </table:table-cell>
          <table:table-cell office:value-type="float" office:value="44270" calcext:value-type="float">
            <text:p>44270</text:p>
          </table:table-cell>
          <table:table-cell table:formula="of:=IF([.B7]=[.G7];&quot;SI&quot;;[.B7]-[.G7]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test12.bmp</text:p>
          </table:table-cell>
          <table:table-cell office:value-type="float" office:value="309464" calcext:value-type="float">
            <text:p>309464</text:p>
          </table:table-cell>
          <table:table-cell office:value-type="string" calcext:value-type="string">
            <text:p>test12.bmp.rlemapa</text:p>
          </table:table-cell>
          <table:table-cell office:value-type="float" office:value="85103" calcext:value-type="float">
            <text:p>85103</text:p>
          </table:table-cell>
          <table:table-cell table:formula="of:=[.D8]/[.B8]" office:value-type="percentage" office:value="0.275001292557454" calcext:value-type="percentage">
            <text:p>27.50%</text:p>
          </table:table-cell>
          <table:table-cell office:value-type="string" calcext:value-type="string">
            <text:p>test12_2.bmp</text:p>
          </table:table-cell>
          <table:table-cell office:value-type="float" office:value="309464" calcext:value-type="float">
            <text:p>309464</text:p>
          </table:table-cell>
          <table:table-cell table:formula="of:=IF([.B8]=[.G8];&quot;SI&quot;;[.B8]-[.G8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13.bmp</text:p>
          </table:table-cell>
          <table:table-cell office:value-type="float" office:value="16000138" calcext:value-type="float">
            <text:p>16000138</text:p>
          </table:table-cell>
          <table:table-cell office:value-type="string" calcext:value-type="string">
            <text:p>test13.bmp.rlemapa</text:p>
          </table:table-cell>
          <table:table-cell office:value-type="float" office:value="8440758" calcext:value-type="float">
            <text:p>8440758</text:p>
          </table:table-cell>
          <table:table-cell table:formula="of:=[.D9]/[.B9]" office:value-type="percentage" office:value="0.527542824943135" calcext:value-type="percentage">
            <text:p>52.75%</text:p>
          </table:table-cell>
          <table:table-cell office:value-type="string" calcext:value-type="string">
            <text:p>test13_2.bmp</text:p>
          </table:table-cell>
          <table:table-cell office:value-type="float" office:value="16000138" calcext:value-type="float">
            <text:p>16000138</text:p>
          </table:table-cell>
          <table:table-cell table:formula="of:=IF([.B9]=[.G9];&quot;SI&quot;;[.B9]-[.G9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14.bmp</text:p>
          </table:table-cell>
          <table:table-cell office:value-type="float" office:value="131554" calcext:value-type="float">
            <text:p>131554</text:p>
          </table:table-cell>
          <table:table-cell office:value-type="string" calcext:value-type="string">
            <text:p>test14.bmp.rlemapa</text:p>
          </table:table-cell>
          <table:table-cell office:value-type="float" office:value="76746" calcext:value-type="float">
            <text:p>76746</text:p>
          </table:table-cell>
          <table:table-cell table:formula="of:=[.D10]/[.B10]" office:value-type="percentage" office:value="0.583380208887605" calcext:value-type="percentage">
            <text:p>58.34%</text:p>
          </table:table-cell>
          <table:table-cell office:value-type="string" calcext:value-type="string">
            <text:p>test14_2.bmp</text:p>
          </table:table-cell>
          <table:table-cell office:value-type="float" office:value="131599" calcext:value-type="float">
            <text:p>131599</text:p>
          </table:table-cell>
          <table:table-cell table:formula="of:=IF([.B10]=[.G10];&quot;SI&quot;;[.B10]-[.G10])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test15.bmp</text:p>
          </table:table-cell>
          <table:table-cell office:value-type="float" office:value="693122" calcext:value-type="float">
            <text:p>693122</text:p>
          </table:table-cell>
          <table:table-cell office:value-type="string" calcext:value-type="string">
            <text:p>test15.bmp.rlemapa</text:p>
          </table:table-cell>
          <table:table-cell office:value-type="float" office:value="345212" calcext:value-type="float">
            <text:p>345212</text:p>
          </table:table-cell>
          <table:table-cell table:formula="of:=[.D11]/[.B11]" office:value-type="percentage" office:value="0.498053733686133" calcext:value-type="percentage">
            <text:p>49.81%</text:p>
          </table:table-cell>
          <table:table-cell office:value-type="string" calcext:value-type="string">
            <text:p>test15_2.bmp</text:p>
          </table:table-cell>
          <table:table-cell office:value-type="float" office:value="693121" calcext:value-type="float">
            <text:p>693121</text:p>
          </table:table-cell>
          <table:table-cell table:formula="of:=IF([.B11]=[.G11];&quot;SI&quot;;[.B11]-[.G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1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1.bmp.rlemapa</text:p>
          </table:table-cell>
          <table:table-cell office:value-type="float" office:value="61" calcext:value-type="float">
            <text:p>61</text:p>
          </table:table-cell>
          <table:table-cell table:formula="of:=[.D12]/[.B12]" office:value-type="percentage" office:value="0.138009049773756" calcext:value-type="percentage">
            <text:p>13.80%</text:p>
          </table:table-cell>
          <table:table-cell office:value-type="string" calcext:value-type="string">
            <text:p>test1_2.bmp</text:p>
          </table:table-cell>
          <table:table-cell office:value-type="float" office:value="445" calcext:value-type="float">
            <text:p>445</text:p>
          </table:table-cell>
          <table:table-cell table:formula="of:=IF([.B12]=[.G12];&quot;SI&quot;;[.B12]-[.G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est2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2.bmp.rlemapa</text:p>
          </table:table-cell>
          <table:table-cell office:value-type="float" office:value="105" calcext:value-type="float">
            <text:p>105</text:p>
          </table:table-cell>
          <table:table-cell table:formula="of:=[.D13]/[.B13]" office:value-type="percentage" office:value="0.237556561085973" calcext:value-type="percentage">
            <text:p>23.76%</text:p>
          </table:table-cell>
          <table:table-cell office:value-type="string" calcext:value-type="string">
            <text:p>test2_2.bmp</text:p>
          </table:table-cell>
          <table:table-cell office:value-type="float" office:value="442" calcext:value-type="float">
            <text:p>442</text:p>
          </table:table-cell>
          <table:table-cell table:formula="of:=IF([.B13]=[.G13];&quot;SI&quot;;[.B13]-[.G13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3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3.bmp.rlemapa</text:p>
          </table:table-cell>
          <table:table-cell office:value-type="float" office:value="365" calcext:value-type="float">
            <text:p>365</text:p>
          </table:table-cell>
          <table:table-cell table:formula="of:=[.D14]/[.B14]" office:value-type="percentage" office:value="0.82579185520362" calcext:value-type="percentage">
            <text:p>82.58%</text:p>
          </table:table-cell>
          <table:table-cell office:value-type="string" calcext:value-type="string">
            <text:p>test3_2.bmp</text:p>
          </table:table-cell>
          <table:table-cell office:value-type="float" office:value="442" calcext:value-type="float">
            <text:p>442</text:p>
          </table:table-cell>
          <table:table-cell table:formula="of:=IF([.B14]=[.G14];&quot;SI&quot;;[.B14]-[.G14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4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4.bmp.rlemapa</text:p>
          </table:table-cell>
          <table:table-cell office:value-type="float" office:value="365" calcext:value-type="float">
            <text:p>365</text:p>
          </table:table-cell>
          <table:table-cell table:formula="of:=[.D15]/[.B15]" office:value-type="percentage" office:value="0.82579185520362" calcext:value-type="percentage">
            <text:p>82.58%</text:p>
          </table:table-cell>
          <table:table-cell office:value-type="string" calcext:value-type="string">
            <text:p>test4_2.bmp</text:p>
          </table:table-cell>
          <table:table-cell office:value-type="float" office:value="442" calcext:value-type="float">
            <text:p>442</text:p>
          </table:table-cell>
          <table:table-cell table:formula="of:=IF([.B15]=[.G15];&quot;SI&quot;;[.B15]-[.G15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5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5.bmp.rlemapa</text:p>
          </table:table-cell>
          <table:table-cell office:value-type="float" office:value="364" calcext:value-type="float">
            <text:p>364</text:p>
          </table:table-cell>
          <table:table-cell table:formula="of:=[.D16]/[.B16]" office:value-type="percentage" office:value="0.823529411764706" calcext:value-type="percentage">
            <text:p>82.35%</text:p>
          </table:table-cell>
          <table:table-cell office:value-type="string" calcext:value-type="string">
            <text:p>test5_2.bmp</text:p>
          </table:table-cell>
          <table:table-cell office:value-type="float" office:value="442" calcext:value-type="float">
            <text:p>442</text:p>
          </table:table-cell>
          <table:table-cell table:formula="of:=IF([.B16]=[.G16];&quot;SI&quot;;[.B16]-[.G16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6.bm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est6.bmp.rlemapa</text:p>
          </table:table-cell>
          <table:table-cell office:value-type="float" office:value="95" calcext:value-type="float">
            <text:p>95</text:p>
          </table:table-cell>
          <table:table-cell table:formula="of:=[.D17]/[.B17]" office:value-type="percentage" office:value="0.558823529411765" calcext:value-type="percentage">
            <text:p>55.88%</text:p>
          </table:table-cell>
          <table:table-cell office:value-type="string" calcext:value-type="string">
            <text:p>test6_2.bmp</text:p>
          </table:table-cell>
          <table:table-cell office:value-type="float" office:value="170" calcext:value-type="float">
            <text:p>170</text:p>
          </table:table-cell>
          <table:table-cell table:formula="of:=IF([.B17]=[.G17];&quot;SI&quot;;[.B17]-[.G17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7.bmp</text:p>
          </table:table-cell>
          <table:table-cell office:value-type="float" office:value="10922" calcext:value-type="float">
            <text:p>10922</text:p>
          </table:table-cell>
          <table:table-cell office:value-type="string" calcext:value-type="string">
            <text:p>test7.bmp.rlemapa</text:p>
          </table:table-cell>
          <table:table-cell office:value-type="float" office:value="8216" calcext:value-type="float">
            <text:p>8216</text:p>
          </table:table-cell>
          <table:table-cell table:formula="of:=[.D18]/[.B18]" office:value-type="percentage" office:value="0.752243178904963" calcext:value-type="percentage">
            <text:p>75.22%</text:p>
          </table:table-cell>
          <table:table-cell office:value-type="string" calcext:value-type="string">
            <text:p>test7_2.bmp</text:p>
          </table:table-cell>
          <table:table-cell office:value-type="float" office:value="10922" calcext:value-type="float">
            <text:p>10922</text:p>
          </table:table-cell>
          <table:table-cell table:formula="of:=IF([.B18]=[.G18];&quot;SI&quot;;[.B18]-[.G18]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8.bmp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test8.bmp.rlemapa</text:p>
          </table:table-cell>
          <table:table-cell office:value-type="float" office:value="15076" calcext:value-type="float">
            <text:p>15076</text:p>
          </table:table-cell>
          <table:table-cell table:formula="of:=[.D19]/[.B19]" office:value-type="percentage" office:value="0.748634422484854" calcext:value-type="percentage">
            <text:p>74.86%</text:p>
          </table:table-cell>
          <table:table-cell office:value-type="string" calcext:value-type="string">
            <text:p>test8_2.bmp</text:p>
          </table:table-cell>
          <table:table-cell office:value-type="float" office:value="20141" calcext:value-type="float">
            <text:p>20141</text:p>
          </table:table-cell>
          <table:table-cell table:formula="of:=IF([.B19]=[.G19];&quot;SI&quot;;[.B19]-[.G19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est9.bmp</text:p>
          </table:table-cell>
          <table:table-cell office:value-type="float" office:value="500138" calcext:value-type="float">
            <text:p>500138</text:p>
          </table:table-cell>
          <table:table-cell office:value-type="string" calcext:value-type="string">
            <text:p>test9.bmp.rlemapa</text:p>
          </table:table-cell>
          <table:table-cell office:value-type="float" office:value="413885" calcext:value-type="float">
            <text:p>413885</text:p>
          </table:table-cell>
          <table:table-cell table:formula="of:=[.D20]/[.B20]" office:value-type="percentage" office:value="0.827541598518809" calcext:value-type="percentage">
            <text:p>82.75%</text:p>
          </table:table-cell>
          <table:table-cell office:value-type="string" calcext:value-type="string">
            <text:p>test9_2.bmp</text:p>
          </table:table-cell>
          <table:table-cell office:value-type="float" office:value="500303" calcext:value-type="float">
            <text:p>500303</text:p>
          </table:table-cell>
          <table:table-cell table:formula="of:=IF([.B20]=[.G20];&quot;SI&quot;;[.B20]-[.G20])" office:value-type="float" office:value="-165" calcext:value-type="float">
            <text:p>-165</text:p>
          </table:table-cell>
        </table:table-row>
        <table:table-row table:style-name="ro1">
          <table:table-cell office:value-type="string" calcext:value-type="string">
            <text:p>test.bm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st.bmp.rlemapa</text:p>
          </table:table-cell>
          <table:table-cell office:value-type="float" office:value="58" calcext:value-type="float">
            <text:p>58</text:p>
          </table:table-cell>
          <table:table-cell table:formula="of:=[.D21]/[.B21]" office:value-type="percentage" office:value="0.46031746031746" calcext:value-type="percentage">
            <text:p>46.03%</text:p>
          </table:table-cell>
          <table:table-cell office:value-type="string" calcext:value-type="string">
            <text:p>test_2.bmp</text:p>
          </table:table-cell>
          <table:table-cell office:value-type="float" office:value="126" calcext:value-type="float">
            <text:p>126</text:p>
          </table:table-cell>
          <table:table-cell table:formula="of:=IF([.B21]=[.G21];&quot;SI&quot;;[.B21]-[.G21])" office:value-type="string" office:string-value="SI" calcext:value-type="string">
            <text:p>SI</text:p>
          </table:table-cell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\textbf{PLIK}:</text:p>
          </table:table-cell>
          <table:table-cell office:value-type="string" calcext:value-type="string">
            <text:p>audio.wav</text:p>
          </table:table-cell>
          <table:table-cell office:value-type="string" calcext:value-type="string">
            <text:p>audio2.wav</text:p>
          </table:table-cell>
          <table:table-cell office:value-type="string" calcext:value-type="string">
            <text:p>audio3.wav</text:p>
          </table:table-cell>
          <table:table-cell office:value-type="string" calcext:value-type="string">
            <text:p>audio4.wav</text:p>
          </table:table-cell>
          <table:table-cell office:value-type="string" calcext:value-type="string">
            <text:p>highway.wav</text:p>
          </table:table-cell>
          <table:table-cell office:value-type="string" calcext:value-type="string">
            <text:p>test.bmp</text:p>
          </table:table-cell>
          <table:table-cell office:value-type="string" calcext:value-type="string">
            <text:p>test1.bmp</text:p>
          </table:table-cell>
          <table:table-cell office:value-type="string" calcext:value-type="string">
            <text:p>test2.bmp</text:p>
          </table:table-cell>
          <table:table-cell office:value-type="string" calcext:value-type="string">
            <text:p>test3.bmp</text:p>
          </table:table-cell>
          <table:table-cell office:value-type="string" calcext:value-type="string">
            <text:p>test4.bmp</text:p>
          </table:table-cell>
          <table:table-cell office:value-type="string" calcext:value-type="string">
            <text:p>test5.bmp</text:p>
          </table:table-cell>
          <table:table-cell office:value-type="string" calcext:value-type="string">
            <text:p>test6.bmp</text:p>
          </table:table-cell>
          <table:table-cell office:value-type="string" calcext:value-type="string">
            <text:p>test7.bmp</text:p>
          </table:table-cell>
          <table:table-cell office:value-type="string" calcext:value-type="string">
            <text:p>test8.bmp</text:p>
          </table:table-cell>
          <table:table-cell office:value-type="string" calcext:value-type="string">
            <text:p>test9.bmp</text:p>
          </table:table-cell>
          <table:table-cell office:value-type="string" calcext:value-type="string">
            <text:p>test10.bmp</text:p>
          </table:table-cell>
          <table:table-cell office:value-type="string" calcext:value-type="string">
            <text:p>test11.bmp</text:p>
          </table:table-cell>
          <table:table-cell office:value-type="string" calcext:value-type="string">
            <text:p>test12.bmp</text:p>
          </table:table-cell>
          <table:table-cell office:value-type="string" calcext:value-type="string">
            <text:p>test13.bmp</text:p>
          </table:table-cell>
          <table:table-cell office:value-type="string" calcext:value-type="string">
            <text:p>test14.bmp</text:p>
          </table:table-cell>
          <table:table-cell office:value-type="string" calcext:value-type="string">
            <text:p>test15.bmp</text:p>
          </table:table-cell>
          <table:table-cell table:number-columns-repeated="20"/>
          <table:table-cell office:value-type="string" calcext:value-type="string">
            <text:p>\\\hline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\textbf{ROZMIAR}:</text:p>
          </table:table-cell>
          <table:table-cell office:value-type="float" office:value="3009870" calcext:value-type="float">
            <text:p>3009870</text:p>
          </table:table-cell>
          <table:table-cell office:value-type="float" office:value="316002" calcext:value-type="float">
            <text:p>316002</text:p>
          </table:table-cell>
          <table:table-cell office:value-type="float" office:value="869028" calcext:value-type="float">
            <text:p>869028</text:p>
          </table:table-cell>
          <table:table-cell office:value-type="float" office:value="261262" calcext:value-type="float">
            <text:p>261262</text:p>
          </table:table-cell>
          <table:table-cell office:value-type="float" office:value="8533723" calcext:value-type="float">
            <text:p>8533723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10922" calcext:value-type="float">
            <text:p>10922</text:p>
          </table:table-cell>
          <table:table-cell office:value-type="float" office:value="20138" calcext:value-type="float">
            <text:p>20138</text:p>
          </table:table-cell>
          <table:table-cell office:value-type="float" office:value="120122" calcext:value-type="float">
            <text:p>120122</text:p>
          </table:table-cell>
          <table:table-cell office:value-type="float" office:value="1163198" calcext:value-type="float">
            <text:p>1163198</text:p>
          </table:table-cell>
          <table:table-cell office:value-type="float" office:value="44264" calcext:value-type="float">
            <text:p>44264</text:p>
          </table:table-cell>
          <table:table-cell office:value-type="float" office:value="309464" calcext:value-type="float">
            <text:p>309464</text:p>
          </table:table-cell>
          <table:table-cell office:value-type="float" office:value="16000138" calcext:value-type="float">
            <text:p>16000138</text:p>
          </table:table-cell>
          <table:table-cell office:value-type="float" office:value="131554" calcext:value-type="float">
            <text:p>131554</text:p>
          </table:table-cell>
          <table:table-cell office:value-type="float" office:value="693122" calcext:value-type="float">
            <text:p>693122</text:p>
          </table:table-cell>
          <table:table-cell table:number-columns-repeated="20"/>
          <table:table-cell office:value-type="string" calcext:value-type="string">
            <text:p>\\\hline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\textbf{SKOMPRESOWANY}:</text:p>
          </table:table-cell>
          <table:table-cell office:value-type="float" office:value="56" calcext:value-type="float">
            <text:p>56</text:p>
          </table:table-cell>
          <table:table-cell office:value-type="float" office:value="315928" calcext:value-type="float">
            <text:p>315928</text:p>
          </table:table-cell>
          <table:table-cell office:value-type="float" office:value="856106" calcext:value-type="float">
            <text:p>856106</text:p>
          </table:table-cell>
          <table:table-cell office:value-type="float" office:value="261239" calcext:value-type="float">
            <text:p>261239</text:p>
          </table:table-cell>
          <table:table-cell office:value-type="float" office:value="8447839" calcext:value-type="float">
            <text:p>844783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95" calcext:value-type="float">
            <text:p>95</text:p>
          </table:table-cell>
          <table:table-cell office:value-type="float" office:value="8216" calcext:value-type="float">
            <text:p>8216</text:p>
          </table:table-cell>
          <table:table-cell office:value-type="float" office:value="15076" calcext:value-type="float">
            <text:p>15076</text:p>
          </table:table-cell>
          <table:table-cell office:value-type="float" office:value="96180" calcext:value-type="float">
            <text:p>96180</text:p>
          </table:table-cell>
          <table:table-cell office:value-type="float" office:value="1163182" calcext:value-type="float">
            <text:p>1163182</text:p>
          </table:table-cell>
          <table:table-cell office:value-type="float" office:value="5689" calcext:value-type="float">
            <text:p>5689</text:p>
          </table:table-cell>
          <table:table-cell office:value-type="float" office:value="85103" calcext:value-type="float">
            <text:p>85103</text:p>
          </table:table-cell>
          <table:table-cell office:value-type="float" office:value="8440758" calcext:value-type="float">
            <text:p>8440758</text:p>
          </table:table-cell>
          <table:table-cell office:value-type="float" office:value="76746" calcext:value-type="float">
            <text:p>76746</text:p>
          </table:table-cell>
          <table:table-cell office:value-type="float" office:value="345212" calcext:value-type="float">
            <text:p>345212</text:p>
          </table:table-cell>
          <table:table-cell table:number-columns-repeated="20"/>
          <table:table-cell office:value-type="string" calcext:value-type="string">
            <text:p>\\\hline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\textbf{DEKOMPRESJA}:</text:p>
          </table:table-cell>
          <table:table-cell office:value-type="float" office:value="3009873" calcext:value-type="float">
            <text:p>3009873</text:p>
          </table:table-cell>
          <table:table-cell office:value-type="float" office:value="316001" calcext:value-type="float">
            <text:p>316001</text:p>
          </table:table-cell>
          <table:table-cell office:value-type="float" office:value="869034" calcext:value-type="float">
            <text:p>869034</text:p>
          </table:table-cell>
          <table:table-cell office:value-type="float" office:value="261262" calcext:value-type="float">
            <text:p>261262</text:p>
          </table:table-cell>
          <table:table-cell office:value-type="float" office:value="8533722" calcext:value-type="float">
            <text:p>8533722</text:p>
          </table:table-cell>
          <table:table-cell office:value-type="float" office:value="126" calcext:value-type="float">
            <text:p>126</text:p>
          </table:table-cell>
          <table:table-cell office:value-type="float" office:value="445" calcext:value-type="float">
            <text:p>445</text:p>
          </table:table-cell>
          <table:table-cell table:number-columns-repeated="4"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10922" calcext:value-type="float">
            <text:p>10922</text:p>
          </table:table-cell>
          <table:table-cell office:value-type="float" office:value="20141" calcext:value-type="float">
            <text:p>20141</text:p>
          </table:table-cell>
          <table:table-cell office:value-type="float" office:value="120122" calcext:value-type="float">
            <text:p>120122</text:p>
          </table:table-cell>
          <table:table-cell office:value-type="float" office:value="1163198" calcext:value-type="float">
            <text:p>1163198</text:p>
          </table:table-cell>
          <table:table-cell office:value-type="float" office:value="44270" calcext:value-type="float">
            <text:p>44270</text:p>
          </table:table-cell>
          <table:table-cell office:value-type="float" office:value="309464" calcext:value-type="float">
            <text:p>309464</text:p>
          </table:table-cell>
          <table:table-cell office:value-type="float" office:value="16000138" calcext:value-type="float">
            <text:p>16000138</text:p>
          </table:table-cell>
          <table:table-cell office:value-type="float" office:value="131599" calcext:value-type="float">
            <text:p>131599</text:p>
          </table:table-cell>
          <table:table-cell office:value-type="float" office:value="693121" calcext:value-type="float">
            <text:p>693121</text:p>
          </table:table-cell>
          <table:table-cell table:number-columns-repeated="20"/>
          <table:table-cell office:value-type="string" calcext:value-type="string">
            <text:p>\\\hline</text:p>
          </table:table-cell>
          <table:table-cell table:number-columns-repeated="981"/>
        </table:table-row>
        <table:table-row table:style-name="ro1">
          <table:table-cell table:style-name="ce3" office:value-type="string" calcext:value-type="string">
            <text:p>\textbf{KOMPRESJA \%}:</text:p>
          </table:table-cell>
          <table:table-cell table:style-name="ce3" table:formula="of:=[.B3]/[.B2]" office:value-type="percentage" office:value="0.0000186054547206358" calcext:value-type="percentage">
            <text:p>0,002%</text:p>
          </table:table-cell>
          <table:table-cell table:style-name="ce3" table:formula="of:=[.C3]/[.C2]" office:value-type="percentage" office:value="0.999765824266935" calcext:value-type="percentage">
            <text:p>99,977%</text:p>
          </table:table-cell>
          <table:table-cell table:style-name="ce3" table:formula="of:=[.D3]/[.D2]" office:value-type="percentage" office:value="0.985130513631321" calcext:value-type="percentage">
            <text:p>98,513%</text:p>
          </table:table-cell>
          <table:table-cell table:style-name="ce3" table:formula="of:=[.E3]/[.E2]" office:value-type="percentage" office:value="0.999911965766166" calcext:value-type="percentage">
            <text:p>99,991%</text:p>
          </table:table-cell>
          <table:table-cell table:style-name="ce3" table:formula="of:=[.F3]/[.F2]" office:value-type="percentage" office:value="0.989935928316398" calcext:value-type="percentage">
            <text:p>98,994%</text:p>
          </table:table-cell>
          <table:table-cell table:style-name="ce3" table:formula="of:=[.G3]/[.G2]" office:value-type="percentage" office:value="0.46031746031746" calcext:value-type="percentage">
            <text:p>46,032%</text:p>
          </table:table-cell>
          <table:table-cell table:style-name="ce3" table:formula="of:=[.H3]/[.H2]" office:value-type="percentage" office:value="0.138009049773756" calcext:value-type="percentage">
            <text:p>13,801%</text:p>
          </table:table-cell>
          <table:table-cell table:style-name="ce3" table:formula="of:=[.I3]/[.I2]" office:value-type="percentage" office:value="0.237556561085973" calcext:value-type="percentage">
            <text:p>23,756%</text:p>
          </table:table-cell>
          <table:table-cell table:style-name="ce3" table:formula="of:=[.J3]/[.J2]" office:value-type="percentage" office:value="0.82579185520362" calcext:value-type="percentage">
            <text:p>82,579%</text:p>
          </table:table-cell>
          <table:table-cell table:style-name="ce3" table:formula="of:=[.K3]/[.K2]" office:value-type="percentage" office:value="0.82579185520362" calcext:value-type="percentage">
            <text:p>82,579%</text:p>
          </table:table-cell>
          <table:table-cell table:style-name="ce3" table:formula="of:=[.L3]/[.L2]" office:value-type="percentage" office:value="0.823529411764706" calcext:value-type="percentage">
            <text:p>82,353%</text:p>
          </table:table-cell>
          <table:table-cell table:style-name="ce3" table:formula="of:=[.M3]/[.M2]" office:value-type="percentage" office:value="0.558823529411765" calcext:value-type="percentage">
            <text:p>55,882%</text:p>
          </table:table-cell>
          <table:table-cell table:style-name="ce3" table:formula="of:=[.N3]/[.N2]" office:value-type="percentage" office:value="0.752243178904963" calcext:value-type="percentage">
            <text:p>75,224%</text:p>
          </table:table-cell>
          <table:table-cell table:style-name="ce3" table:formula="of:=[.O3]/[.O2]" office:value-type="percentage" office:value="0.748634422484854" calcext:value-type="percentage">
            <text:p>74,863%</text:p>
          </table:table-cell>
          <table:table-cell table:style-name="ce3" table:formula="of:=[.P3]/[.P2]" office:value-type="percentage" office:value="0.800685969264581" calcext:value-type="percentage">
            <text:p>80,069%</text:p>
          </table:table-cell>
          <table:table-cell table:style-name="ce3" table:formula="of:=[.Q3]/[.Q2]" office:value-type="percentage" office:value="0.999986244818165" calcext:value-type="percentage">
            <text:p>99,999%</text:p>
          </table:table-cell>
          <table:table-cell table:style-name="ce3" table:formula="of:=[.R3]/[.R2]" office:value-type="percentage" office:value="0.128524308693295" calcext:value-type="percentage">
            <text:p>12,852%</text:p>
          </table:table-cell>
          <table:table-cell table:style-name="ce3" table:formula="of:=[.S3]/[.S2]" office:value-type="percentage" office:value="0.275001292557454" calcext:value-type="percentage">
            <text:p>27,500%</text:p>
          </table:table-cell>
          <table:table-cell table:style-name="ce3" table:formula="of:=[.T3]/[.T2]" office:value-type="percentage" office:value="0.527542824943135" calcext:value-type="percentage">
            <text:p>52,754%</text:p>
          </table:table-cell>
          <table:table-cell table:style-name="ce3" table:formula="of:=[.U3]/[.U2]" office:value-type="percentage" office:value="0.583380208887605" calcext:value-type="percentage">
            <text:p>58,338%</text:p>
          </table:table-cell>
          <table:table-cell table:style-name="ce3" table:formula="of:=[.V3]/[.V2]" office:value-type="percentage" office:value="0.498053733686133" calcext:value-type="percentage">
            <text:p>49,805%</text:p>
          </table:table-cell>
          <table:table-cell table:style-name="ce3" table:number-columns-repeated="20"/>
          <table:table-cell table:style-name="ce3" office:value-type="string" calcext:value-type="string">
            <text:p>\\\hline</text:p>
          </table:table-cell>
          <table:table-cell table:style-name="ce3" table:number-columns-repeated="981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office:value-type="string" calcext:value-type="string">
            <text:p>\\\hline</text:p>
          </table:table-cell>
          <table:table-cell table:style-name="ce1"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\textbf{PLIK}: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est10.bm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est11.bm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est12.bm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est13.bm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est14.bm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est15.bmp</text:p>
          </table:table-cell>
          <table:table-cell office:value-type="string" calcext:value-type="string">
            <text:p>\\\hli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\textbf{ROZMIAR}:</text:p>
          </table:table-cell>
          <table:table-cell office:value-type="string" calcext:value-type="string">
            <text:p>&amp;</text:p>
          </table:table-cell>
          <table:table-cell office:value-type="float" office:value="1163198" calcext:value-type="float">
            <text:p>1163198</text:p>
          </table:table-cell>
          <table:table-cell office:value-type="string" calcext:value-type="string">
            <text:p>&amp;</text:p>
          </table:table-cell>
          <table:table-cell office:value-type="float" office:value="44264" calcext:value-type="float">
            <text:p>44264</text:p>
          </table:table-cell>
          <table:table-cell office:value-type="string" calcext:value-type="string">
            <text:p>&amp;</text:p>
          </table:table-cell>
          <table:table-cell office:value-type="float" office:value="309464" calcext:value-type="float">
            <text:p>309464</text:p>
          </table:table-cell>
          <table:table-cell office:value-type="string" calcext:value-type="string">
            <text:p>&amp;</text:p>
          </table:table-cell>
          <table:table-cell office:value-type="float" office:value="16000138" calcext:value-type="float">
            <text:p>16000138</text:p>
          </table:table-cell>
          <table:table-cell office:value-type="string" calcext:value-type="string">
            <text:p>&amp;</text:p>
          </table:table-cell>
          <table:table-cell office:value-type="float" office:value="131554" calcext:value-type="float">
            <text:p>131554</text:p>
          </table:table-cell>
          <table:table-cell office:value-type="string" calcext:value-type="string">
            <text:p>&amp;</text:p>
          </table:table-cell>
          <table:table-cell office:value-type="float" office:value="693122" calcext:value-type="float">
            <text:p>693122</text:p>
          </table:table-cell>
          <table:table-cell office:value-type="string" calcext:value-type="string">
            <text:p>\\\hli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\textbf{SKOMPRESOWANY}:</text:p>
          </table:table-cell>
          <table:table-cell office:value-type="string" calcext:value-type="string">
            <text:p>&amp;</text:p>
          </table:table-cell>
          <table:table-cell office:value-type="float" office:value="1163182" calcext:value-type="float">
            <text:p>1163182</text:p>
          </table:table-cell>
          <table:table-cell office:value-type="string" calcext:value-type="string">
            <text:p>&amp;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&amp;</text:p>
          </table:table-cell>
          <table:table-cell office:value-type="float" office:value="85103" calcext:value-type="float">
            <text:p>85103</text:p>
          </table:table-cell>
          <table:table-cell office:value-type="string" calcext:value-type="string">
            <text:p>&amp;</text:p>
          </table:table-cell>
          <table:table-cell office:value-type="float" office:value="8440758" calcext:value-type="float">
            <text:p>8440758</text:p>
          </table:table-cell>
          <table:table-cell office:value-type="string" calcext:value-type="string">
            <text:p>&amp;</text:p>
          </table:table-cell>
          <table:table-cell office:value-type="float" office:value="76746" calcext:value-type="float">
            <text:p>76746</text:p>
          </table:table-cell>
          <table:table-cell office:value-type="string" calcext:value-type="string">
            <text:p>&amp;</text:p>
          </table:table-cell>
          <table:table-cell office:value-type="float" office:value="345212" calcext:value-type="float">
            <text:p>345212</text:p>
          </table:table-cell>
          <table:table-cell office:value-type="string" calcext:value-type="string">
            <text:p>\\\hli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\textbf{DEKOMPRESJA}:</text:p>
          </table:table-cell>
          <table:table-cell office:value-type="string" calcext:value-type="string">
            <text:p>&amp;</text:p>
          </table:table-cell>
          <table:table-cell office:value-type="float" office:value="1163198" calcext:value-type="float">
            <text:p>1163198</text:p>
          </table:table-cell>
          <table:table-cell office:value-type="string" calcext:value-type="string">
            <text:p>&amp;</text:p>
          </table:table-cell>
          <table:table-cell office:value-type="float" office:value="44270" calcext:value-type="float">
            <text:p>44270</text:p>
          </table:table-cell>
          <table:table-cell office:value-type="string" calcext:value-type="string">
            <text:p>&amp;</text:p>
          </table:table-cell>
          <table:table-cell office:value-type="float" office:value="309464" calcext:value-type="float">
            <text:p>309464</text:p>
          </table:table-cell>
          <table:table-cell office:value-type="string" calcext:value-type="string">
            <text:p>&amp;</text:p>
          </table:table-cell>
          <table:table-cell office:value-type="float" office:value="16000138" calcext:value-type="float">
            <text:p>16000138</text:p>
          </table:table-cell>
          <table:table-cell office:value-type="string" calcext:value-type="string">
            <text:p>&amp;</text:p>
          </table:table-cell>
          <table:table-cell office:value-type="float" office:value="131599" calcext:value-type="float">
            <text:p>131599</text:p>
          </table:table-cell>
          <table:table-cell office:value-type="string" calcext:value-type="string">
            <text:p>&amp;</text:p>
          </table:table-cell>
          <table:table-cell office:value-type="float" office:value="693121" calcext:value-type="float">
            <text:p>693121</text:p>
          </table:table-cell>
          <table:table-cell office:value-type="string" calcext:value-type="string">
            <text:p>\\\hlin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\textbf{KOMPRESJA \%}:</text:p>
          </table:table-cell>
          <table:table-cell office:value-type="string" calcext:value-type="string">
            <text:p>&amp;</text:p>
          </table:table-cell>
          <table:table-cell table:style-name="ce3" table:formula="of:=[.C10]/[.C9]" office:value-type="percentage" office:value="0.999986244818165" calcext:value-type="percentage">
            <text:p>99,999%</text:p>
          </table:table-cell>
          <table:table-cell office:value-type="string" calcext:value-type="string">
            <text:p>&amp;</text:p>
          </table:table-cell>
          <table:table-cell table:style-name="ce3" table:formula="of:=[.E10]/[.E9]" office:value-type="percentage" office:value="0.128524308693295" calcext:value-type="percentage">
            <text:p>12,852%</text:p>
          </table:table-cell>
          <table:table-cell office:value-type="string" calcext:value-type="string">
            <text:p>&amp;</text:p>
          </table:table-cell>
          <table:table-cell table:style-name="ce3" table:formula="of:=[.G10]/[.G9]" office:value-type="percentage" office:value="0.275001292557454" calcext:value-type="percentage">
            <text:p>27,500%</text:p>
          </table:table-cell>
          <table:table-cell office:value-type="string" calcext:value-type="string">
            <text:p>&amp;</text:p>
          </table:table-cell>
          <table:table-cell table:style-name="ce3" table:formula="of:=[.I10]/[.I9]" office:value-type="percentage" office:value="0.527542824943135" calcext:value-type="percentage">
            <text:p>52,754%</text:p>
          </table:table-cell>
          <table:table-cell office:value-type="string" calcext:value-type="string">
            <text:p>&amp;</text:p>
          </table:table-cell>
          <table:table-cell table:style-name="ce3" table:formula="of:=[.K10]/[.K9]" office:value-type="percentage" office:value="0.583380208887605" calcext:value-type="percentage">
            <text:p>58,338%</text:p>
          </table:table-cell>
          <table:table-cell office:value-type="string" calcext:value-type="string">
            <text:p>&amp;</text:p>
          </table:table-cell>
          <table:table-cell table:style-name="ce3" table:formula="of:=[.M10]/[.M9]" office:value-type="percentage" office:value="0.498053733686133" calcext:value-type="percentage">
            <text:p>49,805%</text:p>
          </table:table-cell>
          <table:table-cell office:value-type="string" calcext:value-type="string">
            <text:p>\\\hlin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test10.bmp</text:p>
          </table:table-cell>
          <table:table-cell office:value-type="string" calcext:value-type="string">
            <text:p>test11.bmp</text:p>
          </table:table-cell>
          <table:table-cell office:value-type="string" calcext:value-type="string">
            <text:p>test12.bmp</text:p>
          </table:table-cell>
          <table:table-cell office:value-type="string" calcext:value-type="string">
            <text:p>test13.bmp</text:p>
          </table:table-cell>
          <table:table-cell office:value-type="string" calcext:value-type="string">
            <text:p>test14.bmp</text:p>
          </table:table-cell>
          <table:table-cell office:value-type="string" calcext:value-type="string">
            <text:p>test15.bmp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163198" calcext:value-type="float">
            <text:p>1163198</text:p>
          </table:table-cell>
          <table:table-cell office:value-type="float" office:value="44264" calcext:value-type="float">
            <text:p>44264</text:p>
          </table:table-cell>
          <table:table-cell office:value-type="float" office:value="309464" calcext:value-type="float">
            <text:p>309464</text:p>
          </table:table-cell>
          <table:table-cell office:value-type="float" office:value="16000138" calcext:value-type="float">
            <text:p>16000138</text:p>
          </table:table-cell>
          <table:table-cell office:value-type="float" office:value="131554" calcext:value-type="float">
            <text:p>131554</text:p>
          </table:table-cell>
          <table:table-cell office:value-type="float" office:value="693122" calcext:value-type="float">
            <text:p>69312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163182" calcext:value-type="float">
            <text:p>1163182</text:p>
          </table:table-cell>
          <table:table-cell office:value-type="float" office:value="5689" calcext:value-type="float">
            <text:p>5689</text:p>
          </table:table-cell>
          <table:table-cell office:value-type="float" office:value="85103" calcext:value-type="float">
            <text:p>85103</text:p>
          </table:table-cell>
          <table:table-cell office:value-type="float" office:value="8440758" calcext:value-type="float">
            <text:p>8440758</text:p>
          </table:table-cell>
          <table:table-cell office:value-type="float" office:value="76746" calcext:value-type="float">
            <text:p>76746</text:p>
          </table:table-cell>
          <table:table-cell office:value-type="float" office:value="345212" calcext:value-type="float">
            <text:p>34521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163198" calcext:value-type="float">
            <text:p>1163198</text:p>
          </table:table-cell>
          <table:table-cell office:value-type="float" office:value="44270" calcext:value-type="float">
            <text:p>44270</text:p>
          </table:table-cell>
          <table:table-cell office:value-type="float" office:value="309464" calcext:value-type="float">
            <text:p>309464</text:p>
          </table:table-cell>
          <table:table-cell office:value-type="float" office:value="16000138" calcext:value-type="float">
            <text:p>16000138</text:p>
          </table:table-cell>
          <table:table-cell office:value-type="float" office:value="131599" calcext:value-type="float">
            <text:p>131599</text:p>
          </table:table-cell>
          <table:table-cell office:value-type="float" office:value="693121" calcext:value-type="float">
            <text:p>69312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table:formula="of:=[.D16]/[.D15]" office:value-type="percentage" office:value="0.999986244818165" calcext:value-type="percentage">
            <text:p>99,999%</text:p>
          </table:table-cell>
          <table:table-cell table:style-name="ce3" table:formula="of:=[.E16]/[.E15]" office:value-type="percentage" office:value="0.128524308693295" calcext:value-type="percentage">
            <text:p>12,852%</text:p>
          </table:table-cell>
          <table:table-cell table:style-name="ce3" table:formula="of:=[.F16]/[.F15]" office:value-type="percentage" office:value="0.275001292557454" calcext:value-type="percentage">
            <text:p>27,500%</text:p>
          </table:table-cell>
          <table:table-cell table:style-name="ce3" table:formula="of:=[.G16]/[.G15]" office:value-type="percentage" office:value="0.527542824943135" calcext:value-type="percentage">
            <text:p>52,754%</text:p>
          </table:table-cell>
          <table:table-cell table:style-name="ce3" table:formula="of:=[.H16]/[.H15]" office:value-type="percentage" office:value="0.583380208887605" calcext:value-type="percentage">
            <text:p>58,338%</text:p>
          </table:table-cell>
          <table:table-cell table:style-name="ce3" table:formula="of:=[.I16]/[.I15]" office:value-type="percentage" office:value="0.498053733686133" calcext:value-type="percentage">
            <text:p>49,805%</text:p>
          </table:table-cell>
          <table:table-cell table:number-columns-repeated="1015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udio.wav</text:p>
          </table:table-cell>
          <table:table-cell office:value-type="float" office:value="3009870" calcext:value-type="float">
            <text:p>3009870</text:p>
          </table:table-cell>
          <table:table-cell office:value-type="string" calcext:value-type="string">
            <text:p>audio_2.wav</text:p>
          </table:table-cell>
          <table:table-cell office:value-type="float" office:value="3009873" calcext:value-type="float">
            <text:p>3009873</text:p>
          </table:table-cell>
          <table:table-cell office:value-type="string" calcext:value-type="string">
            <text:p>audio.wav.rlemapa</text:p>
          </table:table-cell>
          <table:table-cell office:value-type="float" office:value="56" calcext:value-type="float">
            <text:p>56</text:p>
          </table:table-cell>
          <table:table-cell table:formula="of:=IF([.B1]=[.D1];&quot;SI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dio2.wav</text:p>
          </table:table-cell>
          <table:table-cell office:value-type="float" office:value="316002" calcext:value-type="float">
            <text:p>316002</text:p>
          </table:table-cell>
          <table:table-cell office:value-type="string" calcext:value-type="string">
            <text:p>audio2_2.wav</text:p>
          </table:table-cell>
          <table:table-cell office:value-type="float" office:value="316001" calcext:value-type="float">
            <text:p>316001</text:p>
          </table:table-cell>
          <table:table-cell office:value-type="string" calcext:value-type="string">
            <text:p>audio2.wav.rlemapa</text:p>
          </table:table-cell>
          <table:table-cell office:value-type="float" office:value="315928" calcext:value-type="float">
            <text:p>315928</text:p>
          </table:table-cell>
          <table:table-cell table:formula="of:=IF([.B2]=[.D2];&quot;SI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dio3.wav</text:p>
          </table:table-cell>
          <table:table-cell office:value-type="float" office:value="869028" calcext:value-type="float">
            <text:p>869028</text:p>
          </table:table-cell>
          <table:table-cell office:value-type="string" calcext:value-type="string">
            <text:p>audio3_2.wav</text:p>
          </table:table-cell>
          <table:table-cell office:value-type="float" office:value="869034" calcext:value-type="float">
            <text:p>869034</text:p>
          </table:table-cell>
          <table:table-cell office:value-type="string" calcext:value-type="string">
            <text:p>audio3.wav.rlemapa</text:p>
          </table:table-cell>
          <table:table-cell office:value-type="float" office:value="856106" calcext:value-type="float">
            <text:p>856106</text:p>
          </table:table-cell>
          <table:table-cell table:formula="of:=IF([.B3]=[.D3];&quot;SI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dio4.wav</text:p>
          </table:table-cell>
          <table:table-cell office:value-type="float" office:value="261262" calcext:value-type="float">
            <text:p>261262</text:p>
          </table:table-cell>
          <table:table-cell office:value-type="string" calcext:value-type="string">
            <text:p>audio4_2.wav</text:p>
          </table:table-cell>
          <table:table-cell office:value-type="float" office:value="261262" calcext:value-type="float">
            <text:p>261262</text:p>
          </table:table-cell>
          <table:table-cell office:value-type="string" calcext:value-type="string">
            <text:p>audio4.wav.rlemapa</text:p>
          </table:table-cell>
          <table:table-cell office:value-type="float" office:value="261239" calcext:value-type="float">
            <text:p>261239</text:p>
          </table:table-cell>
          <table:table-cell table:formula="of:=IF([.B4]=[.D4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highway.wav</text:p>
          </table:table-cell>
          <table:table-cell office:value-type="float" office:value="8533723" calcext:value-type="float">
            <text:p>8533723</text:p>
          </table:table-cell>
          <table:table-cell office:value-type="string" calcext:value-type="string">
            <text:p>highway_2.wav</text:p>
          </table:table-cell>
          <table:table-cell office:value-type="float" office:value="8533722" calcext:value-type="float">
            <text:p>8533722</text:p>
          </table:table-cell>
          <table:table-cell office:value-type="string" calcext:value-type="string">
            <text:p>highway.wav.rlemapa</text:p>
          </table:table-cell>
          <table:table-cell office:value-type="float" office:value="8447839" calcext:value-type="float">
            <text:p>8447839</text:p>
          </table:table-cell>
          <table:table-cell table:formula="of:=IF([.B5]=[.D5];&quot;SI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.bm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st_2.bm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st.bmp.rlemapa</text:p>
          </table:table-cell>
          <table:table-cell office:value-type="float" office:value="58" calcext:value-type="float">
            <text:p>58</text:p>
          </table:table-cell>
          <table:table-cell table:formula="of:=IF([.B6]=[.D6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1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1_2.bm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test1.bmp.rlemapa</text:p>
          </table:table-cell>
          <table:table-cell office:value-type="float" office:value="61" calcext:value-type="float">
            <text:p>61</text:p>
          </table:table-cell>
          <table:table-cell table:formula="of:=IF([.B7]=[.D7];&quot;SI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2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2_2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2.bmp.rlemapa</text:p>
          </table:table-cell>
          <table:table-cell office:value-type="float" office:value="105" calcext:value-type="float">
            <text:p>105</text:p>
          </table:table-cell>
          <table:table-cell table:formula="of:=IF([.B8]=[.D8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3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3_2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3.bmp.rlemapa</text:p>
          </table:table-cell>
          <table:table-cell office:value-type="float" office:value="365" calcext:value-type="float">
            <text:p>365</text:p>
          </table:table-cell>
          <table:table-cell table:formula="of:=IF([.B9]=[.D9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4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4_2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4.bmp.rlemapa</text:p>
          </table:table-cell>
          <table:table-cell office:value-type="float" office:value="365" calcext:value-type="float">
            <text:p>365</text:p>
          </table:table-cell>
          <table:table-cell table:formula="of:=IF([.B10]=[.D10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5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5_2.bm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est5.bmp.rlemapa</text:p>
          </table:table-cell>
          <table:table-cell office:value-type="float" office:value="364" calcext:value-type="float">
            <text:p>364</text:p>
          </table:table-cell>
          <table:table-cell table:formula="of:=IF([.B11]=[.D11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6.bm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est6_2.bm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est6.bmp.rlemapa</text:p>
          </table:table-cell>
          <table:table-cell office:value-type="float" office:value="95" calcext:value-type="float">
            <text:p>95</text:p>
          </table:table-cell>
          <table:table-cell table:formula="of:=IF([.B12]=[.D12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7.bmp</text:p>
          </table:table-cell>
          <table:table-cell office:value-type="float" office:value="10922" calcext:value-type="float">
            <text:p>10922</text:p>
          </table:table-cell>
          <table:table-cell office:value-type="string" calcext:value-type="string">
            <text:p>test7_2.bmp</text:p>
          </table:table-cell>
          <table:table-cell office:value-type="float" office:value="10922" calcext:value-type="float">
            <text:p>10922</text:p>
          </table:table-cell>
          <table:table-cell office:value-type="string" calcext:value-type="string">
            <text:p>test7.bmp.rlemapa</text:p>
          </table:table-cell>
          <table:table-cell office:value-type="float" office:value="8216" calcext:value-type="float">
            <text:p>8216</text:p>
          </table:table-cell>
          <table:table-cell table:formula="of:=IF([.B13]=[.D13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8.bmp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test8_2.bmp</text:p>
          </table:table-cell>
          <table:table-cell office:value-type="float" office:value="20141" calcext:value-type="float">
            <text:p>20141</text:p>
          </table:table-cell>
          <table:table-cell office:value-type="string" calcext:value-type="string">
            <text:p>test8.bmp.rlemapa</text:p>
          </table:table-cell>
          <table:table-cell office:value-type="float" office:value="15076" calcext:value-type="float">
            <text:p>15076</text:p>
          </table:table-cell>
          <table:table-cell table:formula="of:=IF([.B14]=[.D14];&quot;SI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9.bmp</text:p>
          </table:table-cell>
          <table:table-cell office:value-type="float" office:value="120122" calcext:value-type="float">
            <text:p>120122</text:p>
          </table:table-cell>
          <table:table-cell office:value-type="string" calcext:value-type="string">
            <text:p>test9_2.bmp</text:p>
          </table:table-cell>
          <table:table-cell office:value-type="float" office:value="120122" calcext:value-type="float">
            <text:p>120122</text:p>
          </table:table-cell>
          <table:table-cell office:value-type="string" calcext:value-type="string">
            <text:p>test9.bmp.rlemapa</text:p>
          </table:table-cell>
          <table:table-cell office:value-type="float" office:value="96180" calcext:value-type="float">
            <text:p>96180</text:p>
          </table:table-cell>
          <table:table-cell table:formula="of:=IF([.B15]=[.D15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10.bmp</text:p>
          </table:table-cell>
          <table:table-cell office:value-type="float" office:value="1163198" calcext:value-type="float">
            <text:p>1163198</text:p>
          </table:table-cell>
          <table:table-cell office:value-type="string" calcext:value-type="string">
            <text:p>test10_2.bmp</text:p>
          </table:table-cell>
          <table:table-cell office:value-type="float" office:value="1163198" calcext:value-type="float">
            <text:p>1163198</text:p>
          </table:table-cell>
          <table:table-cell office:value-type="string" calcext:value-type="string">
            <text:p>test10.bmp.rlemapa</text:p>
          </table:table-cell>
          <table:table-cell office:value-type="float" office:value="1163182" calcext:value-type="float">
            <text:p>1163182</text:p>
          </table:table-cell>
          <table:table-cell table:formula="of:=IF([.B16]=[.D16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11.bmp</text:p>
          </table:table-cell>
          <table:table-cell office:value-type="float" office:value="44264" calcext:value-type="float">
            <text:p>44264</text:p>
          </table:table-cell>
          <table:table-cell office:value-type="string" calcext:value-type="string">
            <text:p>test11_2.bmp</text:p>
          </table:table-cell>
          <table:table-cell office:value-type="float" office:value="44270" calcext:value-type="float">
            <text:p>44270</text:p>
          </table:table-cell>
          <table:table-cell office:value-type="string" calcext:value-type="string">
            <text:p>test11.bmp.rlemapa</text:p>
          </table:table-cell>
          <table:table-cell office:value-type="float" office:value="5689" calcext:value-type="float">
            <text:p>5689</text:p>
          </table:table-cell>
          <table:table-cell table:formula="of:=IF([.B17]=[.D17];&quot;SI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12.bmp</text:p>
          </table:table-cell>
          <table:table-cell office:value-type="float" office:value="309464" calcext:value-type="float">
            <text:p>309464</text:p>
          </table:table-cell>
          <table:table-cell office:value-type="string" calcext:value-type="string">
            <text:p>test12_2.bmp</text:p>
          </table:table-cell>
          <table:table-cell office:value-type="float" office:value="309464" calcext:value-type="float">
            <text:p>309464</text:p>
          </table:table-cell>
          <table:table-cell office:value-type="string" calcext:value-type="string">
            <text:p>test12.bmp.rlemapa</text:p>
          </table:table-cell>
          <table:table-cell office:value-type="float" office:value="85103" calcext:value-type="float">
            <text:p>85103</text:p>
          </table:table-cell>
          <table:table-cell table:formula="of:=IF([.B18]=[.D18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13.bmp</text:p>
          </table:table-cell>
          <table:table-cell office:value-type="float" office:value="16000138" calcext:value-type="float">
            <text:p>16000138</text:p>
          </table:table-cell>
          <table:table-cell office:value-type="string" calcext:value-type="string">
            <text:p>test13_2.bmp</text:p>
          </table:table-cell>
          <table:table-cell office:value-type="float" office:value="16000138" calcext:value-type="float">
            <text:p>16000138</text:p>
          </table:table-cell>
          <table:table-cell office:value-type="string" calcext:value-type="string">
            <text:p>test13.bmp.rlemapa</text:p>
          </table:table-cell>
          <table:table-cell office:value-type="float" office:value="8440758" calcext:value-type="float">
            <text:p>8440758</text:p>
          </table:table-cell>
          <table:table-cell table:formula="of:=IF([.B19]=[.D19];&quot;SI&quot;;&quot;NO&quot;)" office:value-type="string" office:string-value="SI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test14.bmp</text:p>
          </table:table-cell>
          <table:table-cell office:value-type="float" office:value="131554" calcext:value-type="float">
            <text:p>131554</text:p>
          </table:table-cell>
          <table:table-cell office:value-type="string" calcext:value-type="string">
            <text:p>test14_2.bmp</text:p>
          </table:table-cell>
          <table:table-cell office:value-type="float" office:value="131599" calcext:value-type="float">
            <text:p>131599</text:p>
          </table:table-cell>
          <table:table-cell office:value-type="string" calcext:value-type="string">
            <text:p>test14.bmp.rlemapa</text:p>
          </table:table-cell>
          <table:table-cell office:value-type="float" office:value="76746" calcext:value-type="float">
            <text:p>76746</text:p>
          </table:table-cell>
          <table:table-cell table:formula="of:=IF([.B20]=[.D20];&quot;SI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15.bmp</text:p>
          </table:table-cell>
          <table:table-cell office:value-type="float" office:value="693122" calcext:value-type="float">
            <text:p>693122</text:p>
          </table:table-cell>
          <table:table-cell office:value-type="string" calcext:value-type="string">
            <text:p>test15_2.bmp</text:p>
          </table:table-cell>
          <table:table-cell office:value-type="float" office:value="693121" calcext:value-type="float">
            <text:p>693121</text:p>
          </table:table-cell>
          <table:table-cell office:value-type="string" calcext:value-type="string">
            <text:p>test15.bmp.rlemapa</text:p>
          </table:table-cell>
          <table:table-cell office:value-type="float" office:value="345212" calcext:value-type="float">
            <text:p>345212</text:p>
          </table:table-cell>
          <table:table-cell table:formula="of:=IF([.B21]=[.D21];&quot;SI&quot;;&quot;NO&quot;)" office:value-type="string" office:string-value="NO" calcext:value-type="string">
            <text:p>NO</text:p>
          </table:table-cell>
          <table:table-cell/>
        </table:table-row>
      </table:table>
      <table:named-expressions/>
      <table:database-ranges>
        <table:database-range table:name="__Anonymous_Sheet_DB__3" table:target-range-address="Sheet4.A1:Sheet4.B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108" number:language="pl" number:country="PL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7:32:36.815860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ys </meta:initial-creator>
    <meta:creation-date>2015-11-24T20:55:18.504737909</meta:creation-date>
    <dc:date>2015-11-29T18:37:04.902660389</dc:date>
    <meta:editing-duration>PT53M50S</meta:editing-duration>
    <meta:editing-cycles>7</meta:editing-cycles>
    <meta:generator>LibreOffice/5.0.3.2$Linux_X86_64 LibreOffice_project/00m0$Build-2</meta:generator>
    <meta:document-statistic meta:table-count="4" meta:cell-count="699" meta:object-count="0"/>
  </office:meta>
</office:document-meta>
</file>